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6fa096">1. ユーティリティ関数</text:a></text:p>
          <text:p text:style-name="Contents_20_2"><text:a xlink:type="simple" xlink:href="#orga6656a9">1.1. iTerm2.app を呼び出す関数</text:a></text:p>
          <text:p text:style-name="Contents_20_2"><text:a xlink:type="simple" xlink:href="#orge9072bb">1.2. サボっていると Kyoko さんに怒られる</text:a></text:p>
          <text:p text:style-name="Contents_20_2"><text:a xlink:type="simple" xlink:href="#org7d7353d">1.3. コンソールでカレントバッファのあるディレクトリに移動する</text:a></text:p>
          <text:p text:style-name="Contents_20_2"><text:a xlink:type="simple" xlink:href="#orgf5aee70">1.4. ファイルに含まれるテーブルを使って定時にアラートを表示する</text:a></text:p>
          <text:p text:style-name="Contents_20_2"><text:a xlink:type="simple" xlink:href="#orgd053754">1.5. 頻繁に利用するファイルをring形式でたどる</text:a></text:p>
          <text:p text:style-name="Contents_20_2"><text:a xlink:type="simple" xlink:href="#org7f85f4f">1.6. 引数のorgバッファを開く</text:a></text:p>
          <text:p text:style-name="Contents_20_2"><text:a xlink:type="simple" xlink:href="#org123fc68">1.7. orgバッファにいつものヘッダを追加する</text:a></text:p>
          <text:p text:style-name="Contents_20_2"><text:a xlink:type="simple" xlink:href="#orgb56946a">1.8. 議事録ひな形を書き入れる</text:a></text:p>
          <text:p text:style-name="Contents_20_2"><text:a xlink:type="simple" xlink:href="#orgcf06527">1.9. ランダムの文字列を取得する</text:a></text:p>
          <text:p text:style-name="Contents_20_2"><text:a xlink:type="simple" xlink:href="#org3d40053">1.10. 行頭に" - "を挿入する</text:a></text:p>
          <text:p text:style-name="Contents_20_2"><text:a xlink:type="simple" xlink:href="#org3d629ad">1.11. 日付などを簡単に挿入する</text:a></text:p>
          <text:p text:style-name="Contents_20_3"><text:a xlink:type="simple" xlink:href="#org773b953">1.11.1. キーバインド</text:a></text:p>
          <text:p text:style-name="Contents_20_2"><text:a xlink:type="simple" xlink:href="#org56129db">1.12. 定期実行関数</text:a></text:p>
          <text:p text:style-name="Contents_20_2"><text:a xlink:type="simple" xlink:href="#orgd8bc444">1.13. ブラウザの設定</text:a></text:p>
          <text:p text:style-name="Contents_20_2"><text:a xlink:type="simple" xlink:href="#org21f0607">1.14. ミニバッファに日時を表示</text:a></text:p>
          <text:p text:style-name="Contents_20_2"><text:a xlink:type="simple" xlink:href="#org7c92695">1.15. バックアップファイルの削除</text:a></text:p>
          <text:p text:style-name="Contents_20_2"><text:a xlink:type="simple" xlink:href="#orgdd181a5">1.16. chomp</text:a></text:p>
          <text:p text:style-name="Contents_20_2"><text:a xlink:type="simple" xlink:href="#org019feef">1.17. lingr にログインする</text:a></text:p>
          <text:p text:style-name="Contents_20_2"><text:a xlink:type="simple" xlink:href="#orgab2011c">1.18. 特定のファイルを Dropbox 以下にバックアップする</text:a></text:p>
          <text:p text:style-name="Contents_20_2"><text:a xlink:type="simple" xlink:href="#orgd847754">1.19. ゴミ箱を空にする <text:span text:style-name="OrgTags">[<text:span text:style-name="OrgTag">macOS</text:span>]</text:span></text:a></text:p>
          <text:p text:style-name="Contents_20_2"><text:a xlink:type="simple" xlink:href="#org1a3de56">1.20. 終了シーケンスのデバッグ用関数</text:a></text:p>
          <text:p text:style-name="Contents_20_2"><text:a xlink:type="simple" xlink:href="#org79d15bd">1.21. [library-p] load-path にライブラリがあるかを判定</text:a></text:p>
          <text:p text:style-name="Contents_20_2"><text:a xlink:type="simple" xlink:href="#org489d89e">1.22. [package.el] MELPA利用設定</text:a></text:p>
          <text:p text:style-name="Contents_20_2"><text:a xlink:type="simple" xlink:href="#orgbf64943">1.23. orgバッファを評価</text:a></text:p>
          <text:p text:style-name="Contents_20_2"><text:a xlink:type="simple" xlink:href="#org1ada548">1.24. <text:span text:style-name="OrgTodo">TODO</text:span> リージョン内のブリッツを操作する</text:a></text:p>
          <text:p text:style-name="Contents_20_2"><text:a xlink:type="simple" xlink:href="#org2cc3929">1.25. <text:span text:style-name="OrgTodo">TODO</text:span> " - "と" - [ ] "をサイクルさせる</text:a></text:p>
          <text:p text:style-name="Contents_20_2"><text:a xlink:type="simple" xlink:href="#org654233d">1.26. その他</text:a></text:p>
          <text:p text:style-name="Contents_20_2"><text:a xlink:type="simple" xlink:href="#org42d611b">1.27. XHTMLを利用したガントチャート生成 <text:span text:style-name="OrgTags">[<text:span text:style-name="OrgTag">obsolete</text:span>]</text:span></text:a></text:p>
          <text:p text:style-name="Contents_20_2"><text:a xlink:type="simple" xlink:href="#orgde1c5c5">1.28. Auto-install をセットアップする <text:span text:style-name="OrgTags">[<text:span text:style-name="OrgTag">obsolete</text:span>]</text:span></text:a></text:p>
          <text:p text:style-name="Contents_20_2"><text:a xlink:type="simple" xlink:href="#org9b9b93f">1.29. org-buffer を dokuwiki 形式に変換し，kill-ring に格納 <text:span text:style-name="OrgTags">[<text:span text:style-name="OrgTag">obsolete</text:span>]</text:span></text:a></text:p>
          <text:p text:style-name="Contents_20_1"><text:a xlink:type="simple" xlink:href="#orgf475f64">2. 未設定／テスト中</text:a></text:p>
          <text:p text:style-name="Contents_20_2"><text:a xlink:type="simple" xlink:href="#org4d64497">2.1. UUID をファイル名にして所定のディレクトリにコピー／移動</text:a></text:p>
          <text:p text:style-name="Contents_20_2"><text:a xlink:type="simple" xlink:href="#org8dbe0f0">2.2. byte-compile の警告を抑制する</text:a></text:p>
          <text:p text:style-name="Contents_20_2"><text:a xlink:type="simple" xlink:href="#org66d0f71">2.3. [window-resizer.el] 分割したウィンドウサイズを変更する</text:a></text:p>
          <text:p text:style-name="Contents_20_2"><text:a xlink:type="simple" xlink:href="#org746effb">2.4. [idle-requie]</text:a></text:p>
          <text:p text:style-name="Contents_20_2"><text:a xlink:type="simple" xlink:href="#org4eb86e8">2.5. [pdf-preview]</text:a></text:p>
          <text:p text:style-name="Contents_20_2"><text:a xlink:type="simple" xlink:href="#org888f9bc">2.6. [EasyPG]</text:a></text:p>
          <text:p text:style-name="Contents_20_2"><text:a xlink:type="simple" xlink:href="#orgf264b41">2.7. [eblook]</text:a></text:p>
          <text:p text:style-name="Contents_20_2"><text:a xlink:type="simple" xlink:href="#orgb2c6e9c">2.8. [iBuffer]</text:a></text:p>
          <text:p text:style-name="Contents_20_2"><text:a xlink:type="simple" xlink:href="#orga207488">2.9. キーバインド</text:a></text:p>
          <text:p text:style-name="Contents_20_1"><text:a xlink:type="simple" xlink:href="#orge6d7a5a">3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f6fa096"/>
<text:bookmark text:name="orgf6fa096"/>ユーティリティ関数
<text:bookmark-end text:name="OrgXref.orgf6fa096"/></text:h>
      <text:h text:style-name="Heading_20_2" text:outline-level="2" text:is-list-header="false">
<text:bookmark-start text:name="OrgXref.orga6656a9"/>
<text:bookmark text:name="orga6656a9"/>iTerm2.app を呼び出す関数
<text:bookmark-end text:name="OrgXref.orga6656a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e9072bb"/>
<text:bookmark text:name="orge9072bb"/>サボっていると Kyoko さんに怒られる
<text:bookmark-end text:name="OrgXref.orge9072bb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message<text:s/>(concat<text:s/><text:span text:style-name="OrgSrcFontLockStringFace">"Kyoko<text:s/>mad<text:s/>mode:<text:s/>"</text:span>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if</text:span><text:s/>kyoko-mad-mode<text:s/><text:span text:style-name="OrgSrcFontLockStringFace">"ON"</text:span><text:s/><text:span text:style-name="OrgSrcFontLockStringFace">"OFF"</text:span>)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(<text:span text:style-name="OrgSrcFontLockKeywordFace">lambda</text:span><text:s/>()</text:p>
      <text:p text:style-name="OrgSrcBlock"><text:s/><text:s/><text:s/>(<text:span text:style-name="OrgSrcFontLockKeywordFace">when</text:span><text:s/>kyoko-mad-mode</text:p>
      <text:p text:style-name="OrgSrcBlock"><text:s/><text:s/><text:s/><text:s/><text:s/>(shell-command-to-string</text:p>
      <text:p text:style-name="OrgSrcBlockLastLine"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7d7353d"/>
<text:bookmark text:name="org7d7353d"/>コンソールでカレントバッファのあるディレクトリに移動する
<text:bookmark-end text:name="OrgXref.org7d7353d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f5aee70"/>
<text:bookmark text:name="orgf5aee70"/>ファイルに含まれるテーブルを使って定時にアラートを表示する
<text:bookmark-end text:name="OrgXref.orgf5aee70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d053754"/>
<text:bookmark text:name="orgd053754"/>頻繁に利用するファイルをring形式でたどる
<text:bookmark-end text:name="OrgXref.orgd053754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7f85f4f"/>
<text:bookmark text:name="org7f85f4f"/>引数のorgバッファを開く
<text:bookmark-end text:name="OrgXref.org7f85f4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123fc68"/>
<text:bookmark text:name="org123fc68"/>orgバッファにいつものヘッダを追加する
<text:bookmark-end text:name="OrgXref.org123fc6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b56946a"/>
<text:bookmark text:name="orgb56946a"/>議事録ひな形を書き入れる
<text:bookmark-end text:name="OrgXref.orgb56946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cf06527"/>
<text:bookmark text:name="orgcf06527"/>ランダムの文字列を取得する
<text:bookmark-end text:name="OrgXref.orgcf06527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my-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3d40053"/>
<text:bookmark text:name="org3d40053"/>行頭に" - "を挿入する
<text:bookmark-end text:name="OrgXref.org3d4005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3d629ad"/>
<text:bookmark text:name="org3d629ad"/>日付などを簡単に挿入する
<text:bookmark-end text:name="OrgXref.org3d629ad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/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/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773b953"/>
<text:bookmark text:name="org773b953"/>キーバインド
<text:bookmark-end text:name="OrgXref.org773b953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56129db"/>
<text:bookmark text:name="org56129db"/>定期実行関数
<text:bookmark-end text:name="OrgXref.org56129db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(<text:span text:style-name="OrgSrcFontLockKeywordFace">lambda</text:span>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d8bc444"/>
<text:bookmark text:name="orgd8bc444"/>ブラウザの設定
<text:bookmark-end text:name="OrgXref.orgd8bc444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21f0607"/>
<text:bookmark text:name="org21f0607"/>ミニバッファに日時を表示
<text:bookmark-end text:name="OrgXref.org21f060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7c92695"/>
<text:bookmark text:name="org7c92695"/>バックアップファイルの削除
<text:bookmark-end text:name="OrgXref.org7c92695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dd181a5"/>
<text:bookmark text:name="orgdd181a5"/>chomp
<text:bookmark-end text:name="OrgXref.orgdd181a5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019feef"/>
<text:bookmark text:name="org019feef"/>lingr にログインする
<text:bookmark-end text:name="OrgXref.org019feef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ab2011c"/>
<text:bookmark text:name="orgab2011c"/>特定のファイルを Dropbox 以下にバックアップする
<text:bookmark-end text:name="OrgXref.orgab2011c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<text:span text:style-name="OrgSrcFontLockWarningFace">user-error</text:span>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d847754"/>
<text:bookmark text:name="orgd847754"/>ゴミ箱を空にする<text:tab/><text:span text:style-name="OrgTags">[<text:span text:style-name="OrgTag">macOS</text:span>]</text:span>
<text:bookmark-end text:name="OrgXref.orgd847754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1a3de56"/>
<text:bookmark text:name="org1a3de56"/>終了シーケンスのデバッグ用関数
<text:bookmark-end text:name="OrgXref.org1a3de56"/></text:h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79d15bd"/>
<text:bookmark text:name="org79d15bd"/>[library-p] load-path にライブラリがあるかを判定
<text:bookmark-end text:name="OrgXref.org79d15bd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2" text:outline-level="2" text:is-list-header="false">
<text:bookmark-start text:name="OrgXref.org489d89e"/>
<text:bookmark text:name="org489d89e"/>[package.el] MELPA利用設定
<text:bookmark-end text:name="OrgXref.org489d89e"/></text:h>
      <text:p text:style-name="OrgSrcBlock">(<text:span text:style-name="OrgSrcFontLockKeywordFace">defun</text:span><text:s/><text:span text:style-name="OrgSrcFontLockFunctionNameFace">my-setup-package-el</text:span><text:s/>()</text:p>
      <text:p text:style-name="OrgSrcBlock"><text:s/><text:s/><text:span text:style-name="OrgSrcFontLockDocFace">"Setting<text:s/>up<text:s/>for<text:s/>installing<text:s/>packages<text:s/>via<text:s/>built-in<text:s/>package.el.</text:span></text:p>
      <text:p text:style-name="OrgSrcBlock"><text:span text:style-name="OrgSrcFontLockDocFace">Downloaded<text:s/>packages<text:s/>will<text:s/>be<text:s/>stored<text:s/>under<text:s/>~/.eamcs.d/elpa."</text:span>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package</text:span><text:s/>nil<text:s/>t)</text:p>
      <text:p text:style-name="OrgSrcBlock"><text:s/><text:s/><text:s/><text:s/>(<text:span text:style-name="OrgSrcFontLockKeywordFace">let*</text:span><text:s/>((no-ssl<text:s/>(<text:span text:style-name="OrgSrcFontLockKeywordFace">and</text:span><text:s/>(memq<text:s/>system-type<text:s/>'(windows-nt<text:s/>ms-dos))</text:p>
      <text:p text:style-name="OrgSrcBlock"><text:s/><text:s/><text:s/><text:s/><text:s/><text:s/><text:s/><text:s/><text:s/><text:s/><text:s/><text:s/><text:s/><text:s/><text:s/><text:s/><text:s/><text:s/><text:s/><text:s/><text:s/><text:s/><text:s/><text:s/>(not<text:s/>(gnutls-available-p))))</text:p>
      <text:p text:style-name="OrgSrcBlock"><text:s/><text:s/><text:s/><text:s/><text:s/><text:s/><text:s/><text:s/><text:s/><text:s/><text:s/>(proto<text:s/>(<text:span text:style-name="OrgSrcFontLockKeywordFace">if</text:span><text:s/>no-ssl<text:s/><text:span text:style-name="OrgSrcFontLockStringFace">"http"</text:span><text:s/><text:span text:style-name="OrgSrcFontLockStringFace">"https"</text:span>))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melpa"</text:span><text:s/>(concat<text:s/>proto<text:s/><text:span text:style-name="OrgSrcFontLockStringFace">"://melpa.org/packages/"</text:span>))<text:s/>t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takaxp"</text:span><text:s/><text:span text:style-name="OrgSrcFontLockStringFace">"~/devel/git/melpa/packages/"</text:span>)<text:s/>t))</text:p>
      <text:p text:style-name="OrgSrcBlockLastLine"><text:s/><text:s/><text:s/><text:s/>(package-initialize)))</text:p>
      <text:h text:style-name="Heading_20_2" text:outline-level="2" text:is-list-header="false">
<text:bookmark-start text:name="OrgXref.orgbf64943"/>
<text:bookmark text:name="orgbf64943"/>orgバッファを評価
<text:bookmark-end text:name="OrgXref.orgbf64943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2" text:outline-level="2" text:is-list-header="false">
<text:bookmark-start text:name="OrgXref.org1ada548"/>
<text:bookmark text:name="org1ada548"/><text:span text:style-name="OrgTodo">TODO</text:span> リージョン内のブリッツを操作する
<text:bookmark-end text:name="OrgXref.org1ada54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2cc3929"/>
<text:bookmark text:name="org2cc3929"/><text:span text:style-name="OrgTodo">TODO</text:span> " - "と" - [ ] "をサイクルさせる
<text:bookmark-end text:name="OrgXref.org2cc3929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654233d"/>
<text:bookmark text:name="org654233d"/>その他
<text:bookmark-end text:name="OrgXref.org654233d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42d611b"/>
<text:bookmark text:name="org42d611b"/>XHTMLを利用したガントチャート生成<text:tab/><text:span text:style-name="OrgTags">[<text:span text:style-name="OrgTag">obsolete</text:span>]</text:span>
<text:bookmark-end text:name="OrgXref.org42d611b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de1c5c5"/>
<text:bookmark text:name="orgde1c5c5"/>Auto-install をセットアップする<text:tab/><text:span text:style-name="OrgTags">[<text:span text:style-name="OrgTag">obsolete</text:span>]</text:span>
<text:bookmark-end text:name="OrgXref.orgde1c5c5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9b9b93f"/>
<text:bookmark text:name="org9b9b93f"/>org-buffer を dokuwiki 形式に変換し，kill-ring に格納<text:tab/><text:span text:style-name="OrgTags">[<text:span text:style-name="OrgTag">obsolete</text:span>]</text:span>
<text:bookmark-end text:name="OrgXref.org9b9b93f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1" text:outline-level="1" text:is-list-header="false">
<text:bookmark-start text:name="OrgXref.orgf475f64"/>
<text:bookmark text:name="orgf475f64"/>未設定／テスト中
<text:bookmark-end text:name="OrgXref.orgf475f64"/></text:h>
      <text:h text:style-name="Heading_20_2" text:outline-level="2" text:is-list-header="false">
<text:bookmark-start text:name="OrgXref.org4d64497"/>
<text:bookmark text:name="org4d64497"/>UUID をファイル名にして所定のディレクトリにコピー／移動
<text:bookmark-end text:name="OrgXref.org4d64497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dbe0f0"/>
<text:bookmark text:name="org8dbe0f0"/>byte-compile の警告を抑制する
<text:bookmark-end text:name="OrgXref.org8dbe0f0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66d0f71"/>
<text:bookmark text:name="org66d0f71"/>[window-resizer.el] 分割したウィンドウサイズを変更する
<text:bookmark-end text:name="OrgXref.org66d0f71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746effb"/>
<text:bookmark text:name="org746effb"/>[idle-requie]
<text:bookmark-end text:name="OrgXref.org746effb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4eb86e8"/>
<text:bookmark text:name="org4eb86e8"/>[pdf-preview]
<text:bookmark-end text:name="OrgXref.org4eb86e8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888f9bc"/>
<text:bookmark text:name="org888f9bc"/>[EasyPG]
<text:bookmark-end text:name="OrgXref.org888f9bc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f264b41"/>
<text:bookmark text:name="orgf264b41"/>[eblook]
<text:bookmark-end text:name="OrgXref.orgf264b41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b2c6e9c"/>
<text:bookmark text:name="orgb2c6e9c"/>[iBuffer]
<text:bookmark-end text:name="OrgXref.orgb2c6e9c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a207488"/>
<text:bookmark text:name="orga207488"/>キーバインド
<text:bookmark-end text:name="OrgXref.orga20748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e6d7a5a"/>
<text:bookmark text:name="orge6d7a5a"/>provide
<text:bookmark-end text:name="OrgXref.orge6d7a5a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24T15:37:39</dc:date>
    <meta:creation-date>2018-09-24T15:37:39</meta:creation-date>
    <meta:generator>Emacs 26.1 (Org mode 9.1.14)</meta:generator>
    <meta:keyword/>
    <dc:subject/>
    <dc:title>ユーティリティ関数群</dc:title>
  </office:meta>
</office:document-meta>
</file>